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M" style:family="table">
      <style:table-properties style:width="16.999cm" table:align="margins"/>
    </style:style>
    <style:style style:name="DEM.A" style:family="table-column">
      <style:table-column-properties style:column-width="0.947cm" style:rel-column-width="3653*"/>
    </style:style>
    <style:style style:name="DEM.B" style:family="table-column">
      <style:table-column-properties style:column-width="1.914cm" style:rel-column-width="7381*"/>
    </style:style>
    <style:style style:name="DEM.C" style:family="table-column">
      <style:table-column-properties style:column-width="1.991cm" style:rel-column-width="7679*"/>
    </style:style>
    <style:style style:name="DEM.D" style:family="table-column">
      <style:table-column-properties style:column-width="2.997cm" style:rel-column-width="11557*"/>
    </style:style>
    <style:style style:name="DEM.E" style:family="table-column">
      <style:table-column-properties style:column-width="9.148cm" style:rel-column-width="35265*"/>
    </style:style>
    <style:style style:name="DEM.A1" style:family="table-cell">
      <style:table-cell-properties fo:padding="0.097cm" fo:border-left="0.05pt solid #000000" fo:border-right="none" fo:border-top="0.05pt solid #000000" fo:border-bottom="0.05pt solid #000000"/>
    </style:style>
    <style:style style:name="DEM.E1" style:family="table-cell">
      <style:table-cell-properties fo:padding="0.097cm" fo:border="0.05pt solid #000000"/>
    </style:style>
    <style:style style:name="DEM.A2" style:family="table-cell">
      <style:table-cell-properties fo:padding="0.097cm" fo:border-left="0.05pt solid #000000" fo:border-right="none" fo:border-top="none" fo:border-bottom="0.05pt solid #000000"/>
    </style:style>
    <style:style style:name="DEM.E2" style:family="table-cell">
      <style:table-cell-properties fo:padding="0.097cm" fo:border-left="0.05pt solid #000000" fo:border-right="0.05pt solid #000000" fo:border-top="none" fo:border-bottom="0.05pt solid #000000"/>
    </style:style>
    <style:style style:name="CJT" style:family="table">
      <style:table-properties style:width="16.999cm" table:align="margins"/>
    </style:style>
    <style:style style:name="CJT.A" style:family="table-column">
      <style:table-column-properties style:column-width="0.928cm" style:rel-column-width="3574*"/>
    </style:style>
    <style:style style:name="CJT.B" style:family="table-column">
      <style:table-column-properties style:column-width="1.912cm" style:rel-column-width="7373*"/>
    </style:style>
    <style:style style:name="CJT.C" style:family="table-column">
      <style:table-column-properties style:column-width="1.99cm" style:rel-column-width="7670*"/>
    </style:style>
    <style:style style:name="CJT.D" style:family="table-column">
      <style:table-column-properties style:column-width="2.993cm" style:rel-column-width="11543*"/>
    </style:style>
    <style:style style:name="CJT.E" style:family="table-column">
      <style:table-column-properties style:column-width="9.176cm" style:rel-column-width="35375*"/>
    </style:style>
    <style:style style:name="CJT.A1" style:family="table-cell">
      <style:table-cell-properties fo:padding="0.097cm" fo:border-left="0.05pt solid #000000" fo:border-right="none" fo:border-top="0.05pt solid #000000" fo:border-bottom="0.05pt solid #000000"/>
    </style:style>
    <style:style style:name="CJT.E1" style:family="table-cell">
      <style:table-cell-properties fo:padding="0.097cm" fo:border="0.05pt solid #000000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background-color="#c0c0c0">
        <style:background-image/>
      </style:paragraph-properties>
      <style:text-properties style:font-name="Arial"/>
    </style:style>
    <style:style style:name="P12" style:family="paragraph" style:parent-style-name="Standard">
      <style:paragraph-properties fo:padding="0cm" fo:border-left="none" fo:border-right="none" fo:border-top="none" fo:border-bottom="0.06pt solid #000000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-asian="Wingdings" style:font-name-complex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dossierpcg66_orgpayeur"/>
        <text:user-field-decl office:value-type="string" office:string-value="" text:name="originepdo_libelle"/>
        <text:user-field-decl office:value-type="string" office:string-value="" text:name="dossierpcg66_serviceinstructeur_id"/>
        <text:user-field-decl office:value-type="string" office:string-value="" text:name="dossierpcg66_datereceptionpdo"/>
        <text:user-field-decl office:value-type="string" office:string-value="" text:name="dossier_dtdemrsa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decisiondossierpcg66_datevalidation"/>
        <text:user-field-decl office:value-type="string" office:string-value="" text:name="decisionpdo_libelle"/>
        <text:user-field-decl office:value-type="string" office:string-value="" text:name="dem_personne_qual"/>
        <text:user-field-decl office:value-type="string" office:string-value="" text:name="dem_personne_nom"/>
        <text:user-field-decl office:value-type="string" office:string-value="" text:name="dem_personne_prenom"/>
        <text:user-field-decl office:value-type="string" office:string-value="" text:name="situationpdo_libelle"/>
        <text:user-field-decl office:value-type="string" office:string-value="" text:name="statutpdo_libelle"/>
        <text:user-field-decl office:value-type="string" office:string-value="" text:name="decisiondossierpcg66_commentaireproposition"/>
        <text:user-field-decl office:value-type="string" office:string-value="" text:name="dem_statutpdo_libelles"/>
        <text:user-field-decl office:value-type="string" office:string-value="" text:name="dem_situationpdo_libelles"/>
        <text:user-field-decl office:value-type="string" office:string-value="" text:name="cjt_situationpdo_libelles"/>
        <text:user-field-decl office:value-type="string" office:string-value="" text:name="cjt_statutpdo_libelles"/>
        <text:user-field-decl office:value-type="string" office:string-value="" text:name="cjt_personne_prenom"/>
        <text:user-field-decl office:value-type="string" office:string-value="" text:name="cjt_personne_nom"/>
        <text:user-field-decl office:value-type="string" office:string-value="" text:name="cjt_personne_qual"/>
        <text:user-field-decl office:value-type="string" office:string-value="" text:name="decisiondossierpcg66_commentairetechnicien"/>
        <text:user-field-decl office:value-type="string" office:string-value="" text:name="dem_personne_fichecalculreversee"/>
        <text:user-field-decl office:value-type="string" office:string-value="" text:name="cjt_personne_fichecalculreversee"/>
        <text:user-field-decl office:value-type="string" office:string-value="" text:name="dem_personnepcg66_fichecalculreversee"/>
        <text:user-field-decl office:value-type="string" office:string-value="" text:name="cjt_personnepcg66_fichecalculreversee"/>
      </text:user-field-decls>
      <text:p text:style-name="P7">Conseil Général des P.O<text:tab/><text:tab/><text:tab/><text:tab/><text:tab/><text:tab/></text:p>
      <text:p text:style-name="P7">Cellule Gestion de l'Allocation<text:tab/><text:tab/><text:tab/><text:tab/><text:tab/><text:span text:style-name="T6">Décision en Opportunité</text:span></text:p>
      <text:p text:style-name="P7">Revenu de Solidarité Active<text:tab/><text:tab/><text:tab/><text:tab/><text:tab/><text:tab/></text:p>
      <text:p text:style-name="P7">25, Rue Petite la Monnaie<text:tab/><text:tab/><text:tab/><text:tab/><text:tab/> <text:s text:c="6"/><text:span text:style-name="T8"><text:s/>Mission rSa</text:span></text:p>
      <text:p text:style-name="P7">66000 PERPIGNAN<text:tab/><text:tab/><text:tab/><text:tab/><text:tab/><text:tab/><text:tab/></text:p>
      <text:p text:style-name="P7"/>
      <text:p text:style-name="P7">Gestionnaire du dossier : <text:s/><text:user-field-get text:name="user_nom"/> <text:user-field-get text:name="user_prenom"/><text:tab/><text:tab/><text:tab/><text:tab/> <text:s text:c="8"/>Tél : <text:user-field-get text:name="user_numtel"/></text:p>
      <text:p text:style-name="P7"/>
      <text:p text:style-name="P9">Information du dossier </text:p>
      <text:p text:style-name="P4">Organisme Payeur : <text:user-field-get text:name="dossierpcg66_orgpayeur"/></text:p>
      <text:p text:style-name="P4">Organisme Instructeur :<text:tab/><text:user-field-get text:name="originepdo_libelle"/><text:tab/><text:tab/><text:tab/><text:tab/>Numéro Instructeur : <text:user-field-get text:name="dossierpcg66_serviceinstructeur_id"/></text:p>
      <text:p text:style-name="P4">Numéro de la demande : <text:tab/><text:tab/><text:tab/><text:tab/>Date de la demande : <text:user-field-get text:name="dossierpcg66_datereceptionpdo"/></text:p>
      <text:p text:style-name="P4">Date d'ouverture du droit : <text:user-field-get text:name="dossier_dtdemrsa"/></text:p>
      <text:p text:style-name="P4"/>
      <text:p text:style-name="P9">Demandeur (responsable du dossier)</text:p>
      <text:p text:style-name="P4">Nom :<text:tab/><text:user-field-get text:name="personne_qual"/> <text:user-field-get text:name="personne_nom"/><text:tab/><text:tab/><text:tab/><text:tab/><text:tab/><text:tab/>Prénom : <text:user-field-get text:name="personne_prenom"/></text:p>
      <text:p text:style-name="P12">N° allocataire : <text:tab/><text:user-field-get text:name="dossier_matricule"/><text:tab/><text:tab/><text:tab/><text:tab/><text:tab/>Date de naissance : <text:user-field-get text:name="personne_dtnai"/></text:p>
      <text:p text:style-name="P4"/>
      <text:p text:style-name="P11">Type de r Sa <text:tab/>r Sa <text:span text:style-name="T2"> <text:tab/><text:tab/></text:span><text:span text:style-name="T3">Socle </text:span><text:span text:style-name="T2"><text:tab/><text:tab/></text:span><text:span text:style-name="T3">Chapeau </text:span><text:span text:style-name="T2"><text:tab/><text:tab/></text:span><text:span text:style-name="T3">Majoré </text:span><text:span text:style-name="T2"><text:tab/></text:span></text:p>
      <text:p text:style-name="P2"/>
      <text:p text:style-name="P8">Décision du Conseil Général des P.O du <text:s/><text:user-field-get text:name="decisiondossierpcg66_datevalidation"/> </text:p>
      <text:p text:style-name="P10">Date de réception de la demande en opportunité : <text:s/><text:user-field-get text:name="dossierpcg66_datereceptionpdo"/> </text:p>
      <text:p text:style-name="P4"/>
      <text:p text:style-name="P4"><text:span text:style-name="T4">Décision sur le droit du foyer : </text:span><text:span text:style-name="T5"><text:user-field-get text:name="decisionpdo_libelle"/></text:span><text:span text:style-name="T4"> </text:span></text:p>
      <text:p text:style-name="P4"/>
      <table:table table:name="DEM" table:style-name="DEM">
        <table:table-column table:style-name="DEM.A"/>
        <table:table-column table:style-name="DEM.B"/>
        <table:table-column table:style-name="DEM.C"/>
        <table:table-column table:style-name="DEM.D"/>
        <table:table-column table:style-name="DEM.E"/>
        <table:table-row>
          <table:table-cell table:style-name="DEM.A1" office:value-type="string">
            <text:p text:style-name="P14">Genre</text:p>
          </table:table-cell>
          <table:table-cell table:style-name="DEM.A1" office:value-type="string">
            <text:p text:style-name="P14">Nom</text:p>
          </table:table-cell>
          <table:table-cell table:style-name="DEM.A1" office:value-type="string">
            <text:p text:style-name="P14">Prénom</text:p>
          </table:table-cell>
          <table:table-cell table:style-name="DEM.A1" office:value-type="string">
            <text:p text:style-name="P14">Statut</text:p>
          </table:table-cell>
          <table:table-cell table:style-name="DEM.E1" office:value-type="string">
            <text:p text:style-name="P14">Motif de la situation</text:p>
          </table:table-cell>
        </table:table-row>
        <table:table-row>
          <table:table-cell table:style-name="DEM.A2" office:value-type="string">
            <text:p text:style-name="P13"><text:user-field-get text:name="dem_personne_qual"/></text:p>
          </table:table-cell>
          <table:table-cell table:style-name="DEM.A2" office:value-type="string">
            <text:p text:style-name="P13"><text:user-field-get text:name="dem_personne_nom"/></text:p>
          </table:table-cell>
          <table:table-cell table:style-name="DEM.A2" office:value-type="string">
            <text:p text:style-name="P13"><text:user-field-get text:name="dem_personne_prenom"/></text:p>
          </table:table-cell>
          <table:table-cell table:style-name="DEM.A2" office:value-type="string">
            <text:p text:style-name="P13"><text:user-field-get text:name="dem_statutpdo_libelles"/></text:p>
          </table:table-cell>
          <table:table-cell table:style-name="DEM.E2" office:value-type="string">
            <text:p text:style-name="P13"><text:user-field-get text:name="dem_situationpdo_libelles"/></text:p>
          </table:table-cell>
        </table:table-row>
      </table:table>
      <text:p text:style-name="P4"/>
      <table:table table:name="CJT" table:style-name="CJT">
        <table:table-column table:style-name="CJT.A"/>
        <table:table-column table:style-name="CJT.B"/>
        <table:table-column table:style-name="CJT.C"/>
        <table:table-column table:style-name="CJT.D"/>
        <table:table-column table:style-name="CJT.E"/>
        <table:table-row>
          <table:table-cell table:style-name="CJT.A1" office:value-type="string">
            <text:p text:style-name="P13"><text:user-field-get text:name="cjt_personne_qual"/></text:p>
          </table:table-cell>
          <table:table-cell table:style-name="CJT.A1" office:value-type="string">
            <text:p text:style-name="P13"><text:user-field-get text:name="cjt_personne_nom"/></text:p>
          </table:table-cell>
          <table:table-cell table:style-name="CJT.A1" office:value-type="string">
            <text:p text:style-name="P13"><text:user-field-get text:name="cjt_personne_prenom"/></text:p>
          </table:table-cell>
          <table:table-cell table:style-name="CJT.A1" office:value-type="string">
            <text:p text:style-name="P13"><text:user-field-get text:name="cjt_statutpdo_libelles"/></text:p>
          </table:table-cell>
          <table:table-cell table:style-name="CJT.E1" office:value-type="string">
            <text:p text:style-name="P13"><text:user-field-get text:name="cjt_situationpdo_libelles"/></text:p>
          </table:table-cell>
        </table:table-row>
      </table:table>
      <text:p text:style-name="P5"/>
      <text:p text:style-name="P4"><text:span text:style-name="T7">Commentaire</text:span> : </text:p>
      <text:p text:style-name="P4"><text:user-field-get text:name="decisiondossierpcg66_commentairetechnicien"/></text:p>
      <text:p text:style-name="P2"/>
      <text:p text:style-name="P2"/>
      <text:p text:style-name="P2"/>
      <text:p text:style-name="P6"/>
      <text:p text:style-name="P6"/>
      <text:p text:style-name="P2"/>
      <text:p text:style-name="P2"><text:tab/><text:tab/><text:tab/><text:tab/><text:tab/><text:tab/><text:tab/><text:tab/>Le Conseiller Mission r Sa</text:p>
      <text:p text:style-name="P2"/>
      <text:p text:style-name="P2"/>
      <text:p text:style-name="P2"/>
      <text:p text:style-name="P2"/>
      <text:p text:style-name="P2"><text:tab/><text:tab/><text:tab/><text:tab/><text:tab/><text:tab/><text:tab/><text:tab/>Sylvie FABRE-ORTUNO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/>
      </style:paragraph-properties>
    </style:style>
    <style:style style:name="M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MJF/SF<text:tab/> <text:s text:c="17"/><text:tab/><text:tab/><text:tab/><text:tab/><text:tab/><text:tab/><text:tab/><text:tab/> <text:s text:c="7"/></text:span><text:span text:style-name="MT1"><text:date style:data-style-name="N37" text:date-value="2011-11-07T16:58:43.86" text:fixed="true">07/11/11</text:date></text:span><text:span text:style-name="MT1"><text:tab/></text:span> <text:s text:c="5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-José FEREZ</meta:initial-creator>
    <meta:creation-date>2011-11-07T16:23:44.06</meta:creation-date>
    <dc:date>2012-06-19T14:26:05</dc:date>
    <dc:creator>Arnaud Auzolat</dc:creator>
    <meta:editing-duration>PT4H52M30S</meta:editing-duration>
    <meta:editing-cycles>10</meta:editing-cycles>
    <meta:generator>LibreOffice/3.4$Unix LibreOffice_project/340m1$Build-502</meta:generator>
    <meta:printed-by>Marie-José FEREZ</meta:printed-by>
    <meta:print-date>2011-11-07T16:58:00.75</meta:print-date>
    <meta:document-statistic meta:table-count="2" meta:image-count="0" meta:object-count="0" meta:page-count="1" meta:paragraph-count="38" meta:word-count="127" meta:character-count="932" meta:non-whitespace-character-count="604"/>
  </office:meta>
</office:document-meta>
</file>